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B00002A8700001F776257898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2.975cm" svg:height="10.16cm" svg:x="8.615cm" svg:y="5.08cm">
          <draw:image xlink:href="Pictures/2000004B00002A8700001F7762578983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1-26T11:21:40</meta:creation-date>
    <dc:date>2009-01-26T11:22:52</dc:date>
    <dc:language>en-US</dc:language>
    <meta:editing-cycles>2</meta:editing-cycles>
    <meta:editing-duration>PT1M1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